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757b311" officeooo:paragraph-rsid="0757b311"/>
    </style:style>
    <style:style style:name="P2" style:family="paragraph" style:parent-style-name="Footnote">
      <style:text-properties officeooo:rsid="0757e4d0" officeooo:paragraph-rsid="0757e4d0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000a3f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00a3f" style:font-size-asian="13pt" style:font-weight-asian="bold" style:font-name-complex="Sanskrit 2003" style:font-size-complex="13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00a3f" style:font-size-asian="13pt" style:font-name-complex="Sanskrit 2003" style:font-size-complex="13pt"/>
    </style:style>
    <style:style style:name="T1" style:family="text">
      <style:text-properties officeooo:rsid="0748a1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556e18" style:font-weight-asian="bold" style:font-weight-complex="bold"/>
    </style:style>
    <style:style style:name="T4" style:family="text">
      <style:text-properties fo:font-weight="bold" officeooo:rsid="0748a1d5" style:font-weight-asian="bold" style:font-weight-complex="bold"/>
    </style:style>
    <style:style style:name="T5" style:family="text">
      <style:text-properties officeooo:rsid="0757b311"/>
    </style:style>
    <style:style style:name="T6" style:family="text">
      <style:text-properties officeooo:rsid="0757e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अथ दशाधिकशततमो<text:span text:style-name="T1">ऽ</text:span>ध्यायः </text:p>
      <text:p text:style-name="P5"><text:span text:style-name="T2">ग</text:span><text:span text:style-name="T3">ङ्गा</text:span><text:span text:style-name="T2">माहात्म्य</text:span><text:span text:style-name="T4">म्</text:span><text:line-break/>अग्निरुवाच -<text:line-break/>गङ<text:span text:style-name="T5">्गा</text:span>माहात्म्यमाख्यास्ये सेव्या सा भुक्तिमुक्तिदा । <text:line-break/>येषां मध्ये याति गङ्गा ते देशा पावना वराः ॥१<text:span text:style-name="T1">॥</text:span> </text:p>
      <text:p text:style-name="P3">गतिर्गङ्गा तु भूतानां <text:note text:id="ftn802" text:note-class="footnote"><text:note-citation>1</text:note-citation><text:note-body><text:p text:style-name="P1">गतिर्गतिमतां</text:p></text:note-body></text:note>गतिमन्वेषतां सदा । <text:s/><text:line-break/>गङ्गा <text:note text:id="ftn803" text:note-class="footnote"><text:note-citation>2</text:note-citation><text:note-body><text:p text:style-name="P1">पावयते</text:p></text:note-body></text:note>तारयते चोभौ वंशौ नित्यं हि सेविता ॥२<text:span text:style-name="T1">॥</text:span> <text:line-break/>चान्द्रायणसहस्राच्च गङ्गाम्भःपानमुत्तम<text:span text:style-name="T6">म्</text:span> । <text:line-break/>गङ<text:span text:style-name="T6">्गां</text:span> मासन्तु संसेव्य <text:note text:id="ftn804" text:note-class="footnote"><text:note-citation>3</text:note-citation><text:note-body><text:p text:style-name="P2">सर्वज्ञस्य</text:p></text:note-body></text:note>सर्वयज्ञफलं लभेत् ॥३<text:span text:style-name="T1">॥</text:span> <text:line-break/>सकलाघहरी देवी स्वर्गलोकप्रदायिनी । <text:s/><text:line-break/>यावदस्थि च गङ्गायां तावत्स्वर्गे स तिष्ठति ॥४<text:span text:style-name="T1">॥</text:span> <text:line-break/>अन्धादयस्तु तां सेव्य देवैर्गच्छन्ति तुल्यता<text:span text:style-name="T6">म्</text:span> । <text:s/><text:line-break/>गङ्गातीर्थसमुद्भूतमृद्धारी सोऽघहा<text:span text:style-name="T6">ऽ</text:span>र्कवत् ॥५<text:span text:style-name="T1">॥</text:span> <text:line-break/>दर्शनात्स्पर्शनात्पानात्तथा गङ्गेतिकी<text:span text:style-name="T6">र्त</text:span>नात् । <text:line-break/>पुनाति पुण्यपुरुषा<text:span text:style-name="T6">ञ्</text:span>शतशीथ सहस्रशः ॥६<text:span text:style-name="T1">॥</text:span> </text:p>
      <text:p text:style-name="P3">इत्याग्नेये महापुराणे गङ्गामाहात्म्यं नाम दशाधिकशततम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14:25.528029703</meta:creation-date>
    <dc:date>2017-07-12T16:15:07.841064790</dc:date>
    <meta:editing-duration>PT42S</meta:editing-duration>
    <meta:editing-cycles>1</meta:editing-cycles>
    <meta:document-statistic meta:table-count="0" meta:image-count="0" meta:object-count="0" meta:page-count="1" meta:paragraph-count="7" meta:word-count="78" meta:character-count="380" meta:non-whitespace-character-count="293"/>
    <meta:generator>LibreOffice/5.1.6.2$Linux_X86_64 LibreOffice_project/10m0$Build-2</meta:generator>
  </office:meta>
</office:document-meta>
</file>